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otprint</text:p>
          </table:table-cell>
          <table:table-cell table:style-name="Default" office:value-type="string" calcext:value-type="string">
            <text:p>Assembly?</text:p>
          </table:table-cell>
          <table:table-cell office:value-type="string" calcext:value-type="string">
            <text:p>LCSC PN</text:p>
          </table:table-cell>
          <table:table-cell office:value-type="string" calcext:value-type="string">
            <text:p>Price /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/comp type</text:p>
          </table:table-cell>
          <table:table-cell office:value-type="string" calcext:value-type="string">
            <text:p>Joints/unit</text:p>
          </table:table-cell>
          <table:table-cell office:value-type="string" calcext:value-type="string">
            <text:p>Joints tot</text:p>
          </table:table-cell>
        </table:table-row>
        <table:table-row table:style-name="ro1">
          <table:table-cell office:value-type="string" calcext:value-type="string">
            <text:p>&gt; <text:s/>C1, C2, C4, C7, C13, C15, C17, C19, C22, C27, C28, C31, C36, C39, C43, C57, C58, C60, C61, C67, C72, C76, 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158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23" calcext:value-type="float">
            <text:p>23</text:p>
          </table:table-cell>
          <table:table-cell table:formula="of:=[.G2]*[.F2]" office:value-type="float" office:value="0.2415" calcext:value-type="float">
            <text:p>0.2415</text:p>
          </table:table-cell>
          <table:table-cell office:value-type="float" office:value="2" calcext:value-type="float">
            <text:p>2</text:p>
          </table:table-cell>
          <table:table-cell table:formula="of:=[.I2]*[.G2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&gt; <text:s/>C3, C8-C12, C14, C16, C18, C23-C26, C32-C35, C40, C44-C55, C62-C64, C85-C9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1588</text:p>
          </table:table-cell>
          <table:table-cell office:value-type="float" office:value="0.0027" calcext:value-type="float">
            <text:p>0.0027</text:p>
          </table:table-cell>
          <table:table-cell office:value-type="float" office:value="45" calcext:value-type="float">
            <text:p>45</text:p>
          </table:table-cell>
          <table:table-cell table:formula="of:=[.G3]*[.F3]" office:value-type="float" office:value="0.1215" calcext:value-type="float">
            <text:p>0.1215</text:p>
          </table:table-cell>
          <table:table-cell office:value-type="float" office:value="2" calcext:value-type="float">
            <text:p>2</text:p>
          </table:table-cell>
          <table:table-cell table:formula="of:=[.I3]*[.G3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&gt; <text:s/>C5, C6, C20, C21, C29, C30, C37, C38, C41, C42, C56, C59, C68, C69, C73, C77, 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14663</text:p>
          </table:table-cell>
          <table:table-cell office:value-type="float" office:value="0.0021" calcext:value-type="float">
            <text:p>0.0021</text:p>
          </table:table-cell>
          <table:table-cell office:value-type="float" office:value="17" calcext:value-type="float">
            <text:p>17</text:p>
          </table:table-cell>
          <table:table-cell table:formula="of:=[.G4]*[.F4]" office:value-type="float" office:value="0.0357" calcext:value-type="float">
            <text:p>0.0357</text:p>
          </table:table-cell>
          <table:table-cell office:value-type="float" office:value="2" calcext:value-type="float">
            <text:p>2</text:p>
          </table:table-cell>
          <table:table-cell table:formula="of:=[.I4]*[.G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&gt; <text:s/>C65, C66, C74, C75, C81-C8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SMD:CP_Elec_8x5.4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5]*[.F5]" office:value-type="float" office:value="0" calcext:value-type="float">
            <text:p>0</text:p>
          </table:table-cell>
          <table:table-cell/>
          <table:table-cell table:formula="of:=[.I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70, C7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6]*[.F6]" office:value-type="float" office:value="0" calcext:value-type="float">
            <text:p>0</text:p>
          </table:table-cell>
          <table:table-cell/>
          <table:table-cell table:formula="of:=[.I6]*[.G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7]*[.F7]" office:value-type="float" office:value="0" calcext:value-type="float">
            <text:p>0</text:p>
          </table:table-cell>
          <table:table-cell/>
          <table:table-cell table:formula="of:=[.I7]*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1-D7, D63, D64, D119-D122, D124-D126, D128, D129, D131, D133, D135, D138, D140, D143, D145, D146, D149, D199, D201, D251, D254, D257, D259, D260, D263, D268, D279, D280, D282-D284, D316, D3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ootprints:LED_filament_38mm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43" calcext:value-type="float">
            <text:p>43</text:p>
          </table:table-cell>
          <table:table-cell table:formula="of:=[.G8]*[.F8]" office:value-type="float" office:value="17.63" calcext:value-type="float">
            <text:p>17.63</text:p>
          </table:table-cell>
          <table:table-cell/>
          <table:table-cell table:formula="of:=[.I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8-D62, D65-D118, D123, D127, D130, D132, D134, D136, D137, D139, D141, D142, D144, D147, D148, D150-D198, D200, D202-D250, D252, D253, D255, D256, D258, D261, D262, D264-D267, D269-D278, D281, D285-D296, D298-D315, D318-D32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1598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3" calcext:value-type="float">
            <text:p>283</text:p>
          </table:table-cell>
          <table:table-cell table:formula="of:=[.G9]*[.F9]" office:value-type="float" office:value="1.7263" calcext:value-type="float">
            <text:p>1.7263</text:p>
          </table:table-cell>
          <table:table-cell office:value-type="float" office:value="2" calcext:value-type="float">
            <text:p>2</text:p>
          </table:table-cell>
          <table:table-cell table:formula="of:=[.I9]*[.G9]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<text:s text:c="4"/>D297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0]*[.F10]" office:value-type="float" office:value="0" calcext:value-type="float">
            <text:p>0</text:p>
          </table:table-cell>
          <table:table-cell/>
          <table:table-cell table:formula="of:=[.I10]*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H2-H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untingHole:MountingHole_4.3mm_M4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11]*[.F11]" office:value-type="float" office:value="0" calcext:value-type="float">
            <text:p>0</text:p>
          </table:table-cell>
          <table:table-cell/>
          <table:table-cell table:formula="of:=[.I11]*[.G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2mm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2]*[.F12]" office:value-type="float" office:value="0" calcext:value-type="float">
            <text:p>0</text:p>
          </table:table-cell>
          <table:table-cell/>
          <table:table-cell table:formula="of:=[.I12]*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JP1, JP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13]*[.F1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13]*[.G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Q1-Q9, Q11, Q13, Q15, Q17, Q19-Q29, Q31-Q33, Q35, Q36, Q38, Q39, Q41, Q42, Q44-Q46, Q48, Q49, Q51, Q53, Q54, Q56-Q59, Q61-Q63, Q65-Q67, Q69, Q71, Q73, Q75, Q76, Q78-Q80, Q82-Q85, Q87, Q89, Q91, Q93, Q94, Q96, Q97, Q99-Q101, Q103-Q106, Q108, Q110, Q111, Q113, Q115, Q118, Q121, Q124, Q127, Q132, Q134, Q136, Q138, Q140, Q142, Q144, Q146, Q148, Q150, Q152, Q154, Q155, Q157, Q158</text:p>
          </table:table-cell>
          <table:table-cell office:value-type="string" calcext:value-type="string">
            <text:p>MMBT555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45</text:p>
          </table:table-cell>
          <table:table-cell office:value-type="float" office:value="0.0136" calcext:value-type="float">
            <text:p>0.0136</text:p>
          </table:table-cell>
          <table:table-cell office:value-type="float" office:value="101" calcext:value-type="float">
            <text:p>101</text:p>
          </table:table-cell>
          <table:table-cell table:formula="of:=[.G14]*[.F14]" office:value-type="float" office:value="1.3736" calcext:value-type="float">
            <text:p>1.3736</text:p>
          </table:table-cell>
          <table:table-cell office:value-type="float" office:value="3" calcext:value-type="float">
            <text:p>3</text:p>
          </table:table-cell>
          <table:table-cell table:formula="of:=[.I14]*[.G14]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&gt; <text:s/>Q10, Q12, Q14, Q16, Q18, Q30, Q34, Q37, Q40, Q43, Q47, Q50, Q52, Q55, Q60, Q64, Q68, Q70, Q72, Q74, Q77, Q81, Q86, Q88, Q90, Q92, Q95, Q98, Q102, Q107, Q109, Q112, Q114, Q116, Q117, Q119, Q120, Q122, Q126, Q128, Q131, Q133, Q135, Q137, Q139, Q141, Q143, Q145, Q147, Q149, Q151, Q153, Q156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326</text:p>
          </table:table-cell>
          <table:table-cell office:value-type="float" office:value="0.0137" calcext:value-type="float">
            <text:p>0.0137</text:p>
          </table:table-cell>
          <table:table-cell office:value-type="float" office:value="53" calcext:value-type="float">
            <text:p>53</text:p>
          </table:table-cell>
          <table:table-cell table:formula="of:=[.G15]*[.F15]" office:value-type="float" office:value="0.7261" calcext:value-type="float">
            <text:p>0.7261</text:p>
          </table:table-cell>
          <table:table-cell office:value-type="float" office:value="3" calcext:value-type="float">
            <text:p>3</text:p>
          </table:table-cell>
          <table:table-cell table:formula="of:=[.I15]*[.G15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<text:s text:c="4"/>Q123</text:p>
          </table:table-cell>
          <table:table-cell office:value-type="string" calcext:value-type="string">
            <text:p>VN3205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6]*[.F16]" office:value-type="float" office:value="0" calcext:value-type="float">
            <text:p>0</text:p>
          </table:table-cell>
          <table:table-cell/>
          <table:table-cell table:formula="of:=[.I16]*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7]*[.F17]" office:value-type="float" office:value="0" calcext:value-type="float">
            <text:p>0</text:p>
          </table:table-cell>
          <table:table-cell/>
          <table:table-cell table:formula="of:=[.I17]*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, R3, R5, R7, R9, R11, R13, R15, R17, R18, R21, R23, R25, R27, R29, R31, R33, R35, R37, R39, R41, R43, R45, R47, R49, R51, R52, R55, R57, R59, R61, R63, R65, R67, R69, R71, R73, R75, R77, R79, R81, R83, R85, R87, R89, R90, R93, R95, R97, R99, R101, R103, R105, R107, R109, R111, R113, R115, R117, R118, R121, R123, R125, R127, R129, R131, R133, R135, R137, R139, R141, R143, R145, R147, R149, R151, R153, R155, R157, R159, R161, R163, R165, R167, R168, R171, R173, R175, R177, R179, R181, R183, R185, R187, R189, R191, R193-R196, R199, R201, R203, R205, R207, R209, R211, R213, R215, R217, R219, R221, R225, R227, R229, R232, R233, R237, R238, R241, R246, R249, R251, R254, R260, R262, R264, R265, R273, R275, R277, R279, R281, R283, R285, R287, R289, R291, R293, R295, R297, R299, R301, R303, R305, R307, R309, R311, R313, R315, R317, R319-R321, R324, R326-R3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58" calcext:value-type="float">
            <text:p>158</text:p>
          </table:table-cell>
          <table:table-cell table:formula="of:=[.G18]*[.F18]" office:value-type="float" office:value="0.1264" calcext:value-type="float">
            <text:p>0.1264</text:p>
          </table:table-cell>
          <table:table-cell office:value-type="float" office:value="2" calcext:value-type="float">
            <text:p>2</text:p>
          </table:table-cell>
          <table:table-cell table:formula="of:=[.I18]*[.G18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&gt; <text:s/>R4, R6, R8, R10, R12, R14, R16, R40, R42, R44, R46, R48, R50, R54, R56, R58, R64, R66, R72, R78, R84, R92, R98, R108, R114, R116, R124, R126, R130, R132, R142, R152, R158, R160, R170, R186, R198, R200, R202, R208, R210, R212, R222, R223, R230, R231, R239, R242, R247, R250, R256-R259, R263, R266, R330, R3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58" calcext:value-type="float">
            <text:p>58</text:p>
          </table:table-cell>
          <table:table-cell table:formula="of:=[.G19]*[.F19]" office:value-type="float" office:value="0.0522" calcext:value-type="float">
            <text:p>0.0522</text:p>
          </table:table-cell>
          <table:table-cell office:value-type="float" office:value="2" calcext:value-type="float">
            <text:p>2</text:p>
          </table:table-cell>
          <table:table-cell table:formula="of:=[.I19]*[.G19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&gt; <text:s/>R19, R20, R22, R24, R26, R28, R30, R32, R34, R36, R38, R53, R60, R62, R68, R70, R74, R76, R80, R82, R86, R88, R91, R94, R96, R100, R102, R104, R106, R110, R112, R119, R120, R122, R128, R134, R136, R138, R140, R144, R146, R148, R150, R154, R156, R162, R164, R166, R169, R172, R174, R176, R178, R180, R182, R184, R188, R190, R192, R197, R204, R206, R214, R216, R218, R220, R224, R226, R228, R235, R240, R243, R245, R248, R252, R255, R272, R274, R276, R278, R280, R282, R284, R286, R288, R290, R292, R294, R296, R298, R300, R302, R304, R306, R308, R310, R312, R314, R316, R318, R323, R325, R32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4190</text:p>
          </table:table-cell>
          <table:table-cell office:value-type="float" office:value="0.0009" calcext:value-type="float">
            <text:p>0.0009</text:p>
          </table:table-cell>
          <table:table-cell office:value-type="float" office:value="103" calcext:value-type="float">
            <text:p>103</text:p>
          </table:table-cell>
          <table:table-cell table:formula="of:=[.G20]*[.F20]" office:value-type="float" office:value="0.0927" calcext:value-type="float">
            <text:p>0.0927</text:p>
          </table:table-cell>
          <table:table-cell office:value-type="float" office:value="2" calcext:value-type="float">
            <text:p>2</text:p>
          </table:table-cell>
          <table:table-cell table:formula="of:=[.I20]*[.G20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<text:s text:c="4"/>R23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1]*[.F21]" office:value-type="float" office:value="0" calcext:value-type="float">
            <text:p>0</text:p>
          </table:table-cell>
          <table:table-cell/>
          <table:table-cell table:formula="of:=[.I21]*[.G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36, R244, R2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.G22]*[.F22]" office:value-type="float" office:value="0.0015" calcext:value-type="float">
            <text:p>0.0015</text:p>
          </table:table-cell>
          <table:table-cell office:value-type="float" office:value="2" calcext:value-type="float">
            <text:p>2</text:p>
          </table:table-cell>
          <table:table-cell table:formula="of:=[.I22]*[.G2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4"/>R25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3]*[.F23]" office:value-type="float" office:value="0" calcext:value-type="float">
            <text:p>0</text:p>
          </table:table-cell>
          <table:table-cell/>
          <table:table-cell table:formula="of:=[.I23]*[.G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67, R26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24]*[.F24]" office:value-type="float" office:value="0" calcext:value-type="float">
            <text:p>0</text:p>
          </table:table-cell>
          <table:table-cell/>
          <table:table-cell table:formula="of:=[.I24]*[.G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_THT:Potentiometer_Vishay_T73YP_Vertical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25]*[.F25]" office:value-type="float" office:value="0" calcext:value-type="float">
            <text:p>0</text:p>
          </table:table-cell>
          <table:table-cell/>
          <table:table-cell table:formula="of:=[.I25]*[.G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Heures</text:p>
          </table:table-cell>
          <table:table-cell office:value-type="string" calcext:value-type="string">
            <text:p>footprints:TL333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6]*[.F26]" office:value-type="float" office:value="0" calcext:value-type="float">
            <text:p>0</text:p>
          </table:table-cell>
          <table:table-cell/>
          <table:table-cell table:formula="of:=[.I26]*[.G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footprints:TL333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*[.F27]" office:value-type="float" office:value="0" calcext:value-type="float">
            <text:p>0</text:p>
          </table:table-cell>
          <table:table-cell/>
          <table:table-cell table:formula="of:=[.I27]*[.G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28]*[.F28]" office:value-type="float" office:value="0" calcext:value-type="float">
            <text:p>0</text:p>
          </table:table-cell>
          <table:table-cell/>
          <table:table-cell table:formula="of:=[.I28]*[.G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9]*[.F29]" office:value-type="float" office:value="0" calcext:value-type="float">
            <text:p>0</text:p>
          </table:table-cell>
          <table:table-cell/>
          <table:table-cell table:formula="of:=[.I29]*[.G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6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*[.F30]" office:value-type="float" office:value="0" calcext:value-type="float">
            <text:p>0</text:p>
          </table:table-cell>
          <table:table-cell/>
          <table:table-cell table:formula="of:=[.I30]*[.G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*[.F31]" office:value-type="float" office:value="0" calcext:value-type="float">
            <text:p>0</text:p>
          </table:table-cell>
          <table:table-cell/>
          <table:table-cell table:formula="of:=[.I31]*[.G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50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2]*[.F32]" office:value-type="float" office:value="0" calcext:value-type="float">
            <text:p>0</text:p>
          </table:table-cell>
          <table:table-cell/>
          <table:table-cell table:formula="of:=[.I32]*[.G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5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3]*[.F33]" office:value-type="float" office:value="0" calcext:value-type="float">
            <text:p>0</text:p>
          </table:table-cell>
          <table:table-cell/>
          <table:table-cell table:formula="of:=[.I33]*[.G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0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4]*[.F34]" office:value-type="float" office:value="0" calcext:value-type="float">
            <text:p>0</text:p>
          </table:table-cell>
          <table:table-cell/>
          <table:table-cell table:formula="of:=[.I34]*[.G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1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*[.F35]" office:value-type="float" office:value="0" calcext:value-type="float">
            <text:p>0</text:p>
          </table:table-cell>
          <table:table-cell/>
          <table:table-cell table:formula="of:=[.I35]*[.G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2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6]*[.F36]" office:value-type="float" office:value="0" calcext:value-type="float">
            <text:p>0</text:p>
          </table:table-cell>
          <table:table-cell/>
          <table:table-cell table:formula="of:=[.I36]*[.G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3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7]*[.F37]" office:value-type="float" office:value="0" calcext:value-type="float">
            <text:p>0</text:p>
          </table:table-cell>
          <table:table-cell/>
          <table:table-cell table:formula="of:=[.I37]*[.G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4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8]*[.F38]" office:value-type="float" office:value="0" calcext:value-type="float">
            <text:p>0</text:p>
          </table:table-cell>
          <table:table-cell/>
          <table:table-cell table:formula="of:=[.I38]*[.G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5</text:p>
          </table:table-cell>
          <table:table-cell office:value-type="string" calcext:value-type="string">
            <text:p>24_rst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9]*[.F39]" office:value-type="float" office:value="0" calcext:value-type="float">
            <text:p>0</text:p>
          </table:table-cell>
          <table:table-cell/>
          <table:table-cell table:formula="of:=[.I39]*[.G39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0]*[.F40]" office:value-type="float" office:value="0" calcext:value-type="float">
            <text:p>0</text:p>
          </table:table-cell>
          <table:table-cell/>
          <table:table-cell table:formula="of:=[.I40]*[.G40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1]*[.F41]" office:value-type="float" office:value="0" calcext:value-type="float">
            <text:p>0</text:p>
          </table:table-cell>
          <table:table-cell/>
          <table:table-cell table:formula="of:=[.I41]*[.G4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2]*[.F42]" office:value-type="float" office:value="0" calcext:value-type="float">
            <text:p>0</text:p>
          </table:table-cell>
          <table:table-cell/>
          <table:table-cell table:formula="of:=[.I42]*[.G4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3]*[.F43]" office:value-type="float" office:value="0" calcext:value-type="float">
            <text:p>0</text:p>
          </table:table-cell>
          <table:table-cell/>
          <table:table-cell table:formula="of:=[.I43]*[.G4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4]*[.F44]" office:value-type="float" office:value="0" calcext:value-type="float">
            <text:p>0</text:p>
          </table:table-cell>
          <table:table-cell/>
          <table:table-cell table:formula="of:=[.I44]*[.G44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5]*[.F45]" office:value-type="float" office:value="0" calcext:value-type="float">
            <text:p>0</text:p>
          </table:table-cell>
          <table:table-cell/>
          <table:table-cell table:formula="of:=[.I45]*[.G4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6]*[.F46]" office:value-type="float" office:value="0" calcext:value-type="float">
            <text:p>0</text:p>
          </table:table-cell>
          <table:table-cell/>
          <table:table-cell table:formula="of:=[.I46]*[.G4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7]*[.F47]" office:value-type="float" office:value="0" calcext:value-type="float">
            <text:p>0</text:p>
          </table:table-cell>
          <table:table-cell/>
          <table:table-cell table:formula="of:=[.I47]*[.G4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8]*[.F48]" office:value-type="float" office:value="0" calcext:value-type="float">
            <text:p>0</text:p>
          </table:table-cell>
          <table:table-cell/>
          <table:table-cell table:formula="of:=[.I48]*[.G4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G49]*[.F49]" office:value-type="float" office:value="0" calcext:value-type="float">
            <text:p>0</text:p>
          </table:table-cell>
          <table:table-cell/>
          <table:table-cell table:formula="of:=[.I49]*[.G49]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NB components</text:p>
          </table:table-cell>
          <table:table-cell office:value-type="string" calcext:value-type="string">
            <text:p>Raw comp cost</text:p>
          </table:table-cell>
          <table:table-cell office:value-type="string" calcext:value-type="string">
            <text:p>Exlc filament</text:p>
          </table:table-cell>
          <table:table-cell office:value-type="string" calcext:value-type="string">
            <text:p>NB joint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2:.G54])" office:value-type="float" office:value="929" calcext:value-type="float">
            <text:p>929</text:p>
          </table:table-cell>
          <table:table-cell table:formula="of:=SUM([.H2:.H54])" office:value-type="float" office:value="22.1275" calcext:value-type="float">
            <text:p>22.1275</text:p>
          </table:table-cell>
          <table:table-cell table:formula="of:=[.H56]-[.H8]" office:value-type="float" office:value="4.4975" calcext:value-type="float">
            <text:p>4.4975</text:p>
          </table:table-cell>
          <table:table-cell table:formula="of:=SUM([.J2:.J54])" office:value-type="float" office:value="1846" calcext:value-type="float">
            <text:p>184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etup fe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tencil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Joints</text:p>
          </table:table-cell>
          <table:table-cell table:formula="of:=0.0017*[.J56]" office:value-type="float" office:value="3.1382" calcext:value-type="float">
            <text:p>3.13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ray</text:p>
          </table:table-cell>
          <table:table-cell table:formula="of:=1.6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tal / brd</text:p>
          </table:table-cell>
          <table:table-cell table:formula="of:=[.I56]+[.H60]+[.H61]" office:value-type="float" office:value="9.2357" calcext:value-type="float">
            <text:p>9.23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ssy Qt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t assy</text:p>
          </table:table-cell>
          <table:table-cell table:formula="of:=[.H65]*[.H63]+[.H58]+[.H59]" office:value-type="float" office:value="55.6785" calcext:value-type="float">
            <text:p>55.6785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CB 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 5 brd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t</text:p>
          </table:table-cell>
          <table:table-cell table:formula="of:=[.H69]+[.H66]" office:value-type="float" office:value="71.6785" calcext:value-type="float">
            <text:p>71.67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6:10:29.862377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1:31:40.833687023</meta:creation-date>
    <dc:date>2023-10-03T16:31:48.882601936</dc:date>
    <meta:editing-duration>PT4H32M47S</meta:editing-duration>
    <meta:editing-cycles>10</meta:editing-cycles>
    <meta:generator>LibreOffice/7.5.6.2$Linux_X86_64 LibreOffice_project/50$Build-2</meta:generator>
    <meta:document-statistic meta:table-count="1" meta:cell-count="355" meta:object-count="0"/>
  </office:meta>
</office:document-meta>
</file>